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1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99cm"/>
      <style:paragraph-properties style:writing-mode="lr-tb"/>
    </style:style>
    <style:style style:name="pr1" style:family="presentation" style:parent-style-name="Default-subtitle" style:list-style-name="L1">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graphic-properties fo:min-height="3.863cm"/>
      <style:paragraph-properties style:writing-mode="lr-tb"/>
    </style:style>
    <style:style style:name="pr9" style:family="presentation" style:parent-style-name="Default-title" style:list-style-name="L1">
      <style:graphic-properties fo:min-height="3.863cm"/>
      <style:paragraph-properties style:writing-mode="lr-tb"/>
    </style:style>
    <style:style style:name="P1" style:family="paragraph">
      <style:paragraph-properties fo:margin-left="0cm" fo:margin-right="0cm" fo:text-align="center" fo:text-indent="0cm"/>
      <style:text-properties style:font-name="Frutiger Light Condensed"/>
    </style:style>
    <style:style style:name="P2" style:family="paragraph">
      <loext:graphic-properties draw:fill-color="#ffffff"/>
      <style:paragraph-properties fo:margin-left="0cm" fo:margin-right="0cm" fo:text-align="center" fo:text-indent="0cm"/>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style:text-properties fo:color="#c9211e"/>
    </style:style>
    <style:style style:name="P7" style:family="paragraph">
      <style:paragraph-properties style:writing-mode="lr-tb"/>
      <style:text-properties fo:color="#c9211e" style:font-name="Frutiger Light Condensed"/>
    </style:style>
    <style:style style:name="P8" style:family="paragraph">
      <style:paragraph-properties fo:text-align="start"/>
      <style:text-properties style:font-name="Frutiger Light Condensed"/>
    </style:style>
    <style:style style:name="P9" style:family="paragraph">
      <loext:graphic-properties draw:fill-color="#ffffff"/>
      <style:paragraph-properties fo:text-align="start"/>
      <style:text-properties style:font-name="Frutiger Light Condensed"/>
    </style:style>
    <style:style style:name="P10" style:family="paragraph">
      <loext:graphic-properties draw:fill-color="#ffffff"/>
    </style:style>
    <style:style style:name="P11" style:family="paragraph">
      <style:text-properties style:font-name="Frutiger Light Condensed"/>
    </style:style>
    <style:style style:name="P12" style:family="paragraph">
      <style:paragraph-properties style:writing-mode="lr-tb"/>
      <style:text-properties style:font-name="Frutiger Light Condensed"/>
    </style:style>
    <style:style style:name="P13" style:family="paragraph">
      <loext:graphic-properties draw:fill="none" draw:fill-color="#ffffff"/>
      <style:paragraph-properties style:writing-mode="lr-tb"/>
      <style:text-properties style:font-name="Frutiger Light Condensed" fo:font-size="10pt" style:font-size-asian="10pt" style:font-size-complex="10pt"/>
    </style:style>
    <style:style style:name="P14" style:family="paragraph">
      <style:paragraph-properties fo:margin-top="0.5cm" fo:margin-bottom="0cm"/>
    </style:style>
    <style:style style:name="P15" style:family="paragraph">
      <style:paragraph-properties fo:margin-top="0.5cm" fo:margin-bottom="0cm" style:writing-mode="lr-tb"/>
      <style:text-properties style:font-name="Frutiger Light Condensed"/>
    </style:style>
    <style:style style:name="P16" style:family="paragraph">
      <style:paragraph-properties fo:margin-top="0.5cm" fo:margin-bottom="0cm" fo:text-align="start"/>
    </style:style>
    <style:style style:name="P17" style:family="paragraph">
      <style:paragraph-properties style:writing-mode="lr-tb"/>
    </style:style>
    <style:style style:name="P18" style:family="paragraph">
      <loext:graphic-properties draw:fill="none" draw:fill-color="#ffffff"/>
      <style:paragraph-properties style:writing-mode="lr-tb"/>
      <style:text-properties style:font-name="Frutiger Light Condensed"/>
    </style:style>
    <style:style style:name="P19" style:family="paragraph">
      <style:text-properties fo:font-size="10pt"/>
    </style:style>
    <style:style style:name="P20" style:family="paragraph">
      <loext:graphic-properties draw:fill-color="#ffffff"/>
      <style:paragraph-properties style:writing-mode="lr-tb"/>
      <style:text-properties fo:font-size="20pt"/>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fo:font-size="10pt" style:font-size-asian="10pt" style:font-size-complex="10pt"/>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style:font-name="Frutiger Light Condensed" fo:font-weight="normal" style:font-weight-asian="normal" style:font-weight-complex="normal"/>
    </style:style>
    <style:style style:name="T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style:font-name="Frutiger Light Condensed" fo:font-size="10pt" style:font-size-asian="10pt" style:font-size-complex="10pt"/>
    </style:style>
    <style:style style:name="T10" style:family="text">
      <style:text-properties fo:color="#c9211e" style:font-name="Frutiger Light Condensed" fo:font-size="10pt" style:font-size-asian="10pt" style:font-size-complex="10pt"/>
    </style:style>
    <style:style style:name="T11" style:family="text">
      <style:text-properties fo:color="#000000" style:font-name="Frutiger Light Condensed" fo:font-size="10pt" style:font-size-asian="10pt" style:font-size-complex="10pt"/>
    </style:style>
    <style:style style:name="T12" style:family="text">
      <style:text-properties fo:font-weight="normal" style:font-weight-asian="normal" style:font-weight-complex="normal"/>
    </style:style>
    <style:style style:name="T13" style:family="text">
      <style:text-properties fo:color="#c9211e" style:font-name="Frutiger Light Condensed" fo:font-weight="normal" style:font-weight-asian="normal" style:font-weight-complex="normal"/>
    </style:style>
    <style:style style:name="T14" style:family="text">
      <style:text-properties fo:font-variant="normal" fo:text-transform="none" fo:color="#c9211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size="20pt" style:font-size-asian="20pt" style:font-size-complex="20pt"/>
    </style:style>
    <style:style style:name="T16"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presentation:user-transformed="true">
          <draw:text-box>
            <text:p text:style-name="P1">Foundations of Raytracing</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Motivation scene</text:span></text:p>
          </draw:text-box>
        </draw:frame>
        <draw:frame presentation:style-name="pr4" draw:text-style-name="P7" draw:layer="layout" svg:width="25.199cm" svg:height="9.134cm" svg:x="1.4cm" svg:y="3.685cm" presentation:class="outline" presentation:user-transformed="true">
          <draw:text-box>
            <text:list text:style-name="L2">
              <text:list-item>
                <text:p text:style-name="P6"><text:span text:style-name="T2">TODO: image rendered with ray-tracing based rendering engine</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5" draw:text-style-name="P9" draw:layer="layout" svg:width="25.199cm" svg:height="12.19cm" svg:x="1.4cm" svg:y="0.628cm" presentation:class="subtitle" presentation:user-transformed="true">
          <draw:text-box>
            <text:p text:style-name="P8">Raytracing-based rendering overview</text:p>
          </draw:text-box>
        </draw:frame>
        <presentation:notes draw:style-name="dp2">
          <draw:page-thumbnail draw:style-name="gr1"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8">Introductio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1">Ray-tracing is considered one of the most elegant techniques in computer graphics. Many phenomena such as shadows, reflections and refracted light are intuitive and straightforward to implement.</text:p>
              </text:list-item>
            </text:list>
          </draw:text-box>
        </draw:frame>
        <draw:frame draw:style-name="gr2" draw:text-style-name="P13" draw:layer="layout" svg:width="25.654cm" svg:height="0.687cm" svg:x="1.016cm" svg:y="13.97cm">
          <draw:text-box>
            <text:p text:style-name="P11"><text:span text:style-name="T3">Robert L. Cook Thomas Porter Loren Carpenter. "Distributed Ray-Tracing" (1984).</text:span></text:p>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Introduction</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Raytracing, foundamentally, </text:span><text:span text:style-name="T4">solves visibility problem</text:span><text:span text:style-name="T1">: two points are visible to each other if line segment that joins them does not intersect any obstacle.</text:span></text:p>
                <text:list>
                  <text:list-item>
                    <text:p><text:span text:style-name="T5">First, we need to determine which objects are visible from camera – visibility problem! </text:span><text:span text:style-name="T1">Based on defined camera, ray-tracing-based rendering is inherently providing </text:span><text:span text:style-name="T4">perspective or orthographic projection </text:span><text:span text:style-name="T6">in rendered image.</text:span></text:p>
                  </text:list-item>
                  <text:list-item>
                    <text:p><text:span text:style-name="T1">Secondly, we need to determine color and intensity of visible objects. This is solved using </text:span><text:span text:style-name="T4">shading</text:span><text:span text:style-name="T1"> which relies on </text:span><text:span text:style-name="T4">light transport</text:span><text:span text:style-name="T1">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aytracing: generating rays</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
                  <text:list-item>
                    <text:p><text:span text:style-name="T1">Ray is defined as point (origin of ray) and direction. </text:span><text:span text:style-name="T2">&lt;IMAGE: RAY&gt;</text:span></text:p>
                  </text:list-item>
                </text:list>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4">camera/primary rays</text:span><text:span text:style-name="T1">. These rays will be used to compute the visible objects for current camera position. This method can be called </text:span><text:span text:style-name="T4">ray-casting</text:span></text:p>
              </text:list-item>
            </text:list>
            <text:p><text:span text:style-name="T2">&lt;IMAGE: GENERATING RAYS&gt;</text:span></text:p>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4"><text:span text:style-name="T1">Raytracing: generating rays algorithm</text:span></text:p>
          </draw:text-box>
        </draw:frame>
        <draw:frame presentation:style-name="pr4" draw:text-style-name="P7" draw:layer="layout" svg:width="25.199cm" svg:height="9.134cm" svg:x="1.4cm" svg:y="3.685cm" presentation:class="outline" presentation:user-transformed="true">
          <draw:text-box>
            <text:list text:style-name="L2">
              <text:list-item>
                <text:p text:style-name="P6"><text:span text:style-name="T2">TODO</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Camera rays: testing for intersections</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Camera rays are </text:span><text:span text:style-name="T4">traced</text:span><text:span text:style-name="T1"> into the 3D scene</text:span></text:p>
                <text:list>
                  <text:list-item>
                    <text:p><text:span text:style-name="T1">They are tested for intersection with each object in 3D scene: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eading: Testing object intersections</text:span></text:p>
          </draw:text-box>
        </draw:frame>
        <draw:frame presentation:style-name="pr6" draw:text-style-name="P15" draw:layer="layout" svg:width="25.199cm" svg:height="9.134cm" svg:x="1.4cm" svg:y="3.685cm" presentation:class="outline" presentation:user-transformed="true">
          <draw:text-box>
            <text:list text:style-name="L2">
              <text:list-item>
                <text:p text:style-name="P14"><text:span text:style-name="T1">Most important task of raytracing is to compute visibility which is done using ray-object intersection tests. Mathematical solutions are needed to compute intersections of ray and objects in 3D scene</text:span></text:p>
              </text:list-item>
              <text:list-item>
                <text:p text:style-name="P14"><text:span text:style-name="T1">In lesson on objects in 3D scene, we have seen that </text:span><text:span text:style-name="T4">various shape representations</text:span><text:span text:style-name="T1"> exist for 3D objects.</text:span></text:p>
                <text:list>
                  <text:list-item>
                    <text:p><text:span text:style-name="T1">Parametric representations (e.g., simple objects; spheres), mesh (triangulated, quad, etc.), curves, curved surfaces (NURBS), subivision surfaces, voxels, SDFs, etc.</text:span></text:p>
                  </text:list-item>
                </text:list>
              </text:list-item>
              <text:list-item>
                <text:p text:style-name="P14"><text:span text:style-name="T1">Objects which shapes are represented parametrically can be tested analytically: spheres, planes, disks, etc.</text:span></text:p>
                <text:list>
                  <text:list-item>
                    <text:p><text:span text:style-name="T1">Very often, you will see raytracing demo scenes containing (only)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4">tessellation</text:span></text:p>
                <text:list>
                  <text:list-item>
                    <text:p><text:span text:style-name="T6">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16"><text:span text:style-name="T1">Reading: Tessellation and triangulated mesh</text:span></text:p>
          </draw:text-box>
        </draw:frame>
        <draw:frame presentation:style-name="pr4" draw:text-style-name="P17" draw:layer="layout" svg:width="25.199cm" svg:height="9.134cm" svg:x="1.4cm" svg:y="3.685cm" presentation:class="outline" presentation:user-transformed="true">
          <draw:text-box>
            <text:list text:style-name="L2">
              <text:list-header>
                <text:p text:style-name="P14"><text:span text:style-name="T1"/></text:p>
              </text:list-header>
              <text:list-item>
                <text:p><text:span text:style-name="T1">Conversion of almost any type of surface to a triangulated mesh (tessellation) is well researched and feasible.</text:span></text:p>
              </text:list-item>
              <text:list-item>
                <text:p text:style-name="P14"><text:span text:style-name="T1">Tessellation process can be done after modeling of shape is done and when exporting takes place or it can be done during rendering (render time).</text:span></text:p>
              </text:list-item>
              <text:list-item>
                <text:p><text:span text:style-name="T1">Why triangles?</text:span></text:p>
                <text:list>
                  <text:list-item>
                    <text:p><text:span text:style-name="T1">Triangulated mesh is also basic rendering primitive for rasterization-based renderers. Furthermore, graphics hardware is adapted and optimized to efficiently process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Intersection tests</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For now we will discuss some popular ray-intersection tests:</text:span></text:p>
                <text:list>
                  <text:list-item>
                    <text:p><text:span text:style-name="T1">Plane: TODO</text:span></text:p>
                  </text:list-item>
                  <text:list-item>
                    <text:p><text:span text:style-name="T1">Sphere: TODO</text:span></text:p>
                  </text:list-item>
                  <text:list-item>
                    <text:p><text:span text:style-name="T1">Triangle: TODO</text:span></text:p>
                  </text:list-item>
                </text:list>
              </text:list-item>
              <text:list-item>
                <text:p><text:span text:style-name="T1">This serves as good basis for investigating further on ray-shape intersection which is highly researched and developed topic*</text:span></text:p>
              </text:list-item>
            </text:list>
          </draw:text-box>
        </draw:frame>
        <draw:frame draw:style-name="gr3" draw:text-style-name="P18" draw:layer="layout" svg:width="26.162cm" svg:height="1.038cm" svg:x="0.762cm" svg:y="13.716cm">
          <draw:text-box>
            <text:p><text:span text:style-name="T1">* https://www.realtimerendering.com/intersections.html</text:span></text:p>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7" draw:text-style-name="P5" draw:layer="layout" svg:width="25.199cm" svg:height="3.863cm" svg:x="1.4cm" svg:y="0.011cm" presentation:class="title" presentation:user-transformed="true">
          <draw:text-box>
            <text:p text:style-name="P4"><text:span text:style-name="T1">Testing intersections (triangulated meshes) algorithm</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2">TODO</text:span></text:p>
              </text:list-item>
              <text:list-item>
                <text:p text:style-name="P14"><text:span text:style-name="T1"/></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Notes on testing intersections</text:span></text:p>
          </draw:text-box>
        </draw:frame>
        <draw:frame presentation:style-name="pr4" draw:text-style-name="P15" draw:layer="layout" svg:width="25.199cm" svg:height="9.134cm" svg:x="1.4cm" svg:y="3.685cm" presentation:class="outline" presentation:user-transformed="true">
          <draw:text-box>
            <text:list text:style-name="L2">
              <text:list-item>
                <text:p text:style-name="P14"><text:span text:style-name="T1">Time to render a scene is (directly) proportional to the number of triangles in the scene.</text:span></text:p>
              </text:list-item>
              <text:list-item>
                <text:p text:style-name="P14"><text:span text:style-name="T1">Raytracing-based rendering, in shading step, has to test more triangles in the scene than compared to rasterizer where many of triangles can be discarded if not visible from camera (e.g., back faces of object – back face culling).</text:span></text:p>
              </text:list-item>
              <text:list-item>
                <text:p text:style-name="P14"><text:span text:style-name="T1">Therefore, efficient ray-object intersections are needed!</text:span></text:p>
              </text:list-item>
              <text:list-item>
                <text:p text:style-name="P14"><text:span text:style-name="T1">Additional optimization: not all triangles have to be tested for intersections. If certain parts of the scene are not relevant for current ray, they can be skipped</text:span></text:p>
                <text:list>
                  <text:list-item>
                    <text:p><text:span text:style-name="T7">Spatial acceleration data structures –</text:span><text:span text:style-name="T5"> </text:span><text:span text:style-name="T6">object shape information is “sorted” in 3D scene and scene is spatially subdivided. This way, rays first test larger volumes of the scene and if that volume is not relevant, all objects inside do not have to be tested for intersections! Such acceleration structures require pre-computation overhead: if we are rendering static scenes, then it is computed only once before rendering. If we are rendering animated scenes, these datastructures must be pre-computed each time objects move (each frame) before rendering.</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Testing intersections: practical tip</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Same ray-shape intersection algorithm can be used for any kind of tracing ray into the scene since only information is current ray and objects in the scene. Therefore we can use it both for:</text:span></text:p>
                <text:list>
                  <text:list-item>
                    <text:p><text:span text:style-name="T1">Camera rays used to determine what is visible from camera</text:span></text:p>
                  </text:list-item>
                  <text:list-item>
                    <text:p><text:span text:style-name="T1">Rays used in light transport for gathering light</text:span></text:p>
                  </text:list-item>
                </text:list>
              </text:list-item>
              <text:list-item>
                <text:p><text:span text:style-name="T1">Therefore, this part of the code can be encapsulated</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Testing intersections: multiple hits</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Imagine scene where we have several layers of the objects so that behind one object, there is another one. </text:span><text:span text:style-name="T2">&lt;IMAGE&gt;</text:span></text:p>
              </text:list-item>
              <text:list-item>
                <text:p><text:span text:style-name="T1">Tracing ray in this case intersects multiple objects</text:span></text:p>
              </text:list-item>
              <text:list-item>
                <text:p><text:span text:style-name="T1">When determining what is visible from camera, we take the first intersection - one closest to the camera</text:span></text:p>
              </text:list-item>
              <text:list-item>
                <text:p><text:span text:style-name="T1">Note that based on material, objects behind will influence (transparent objects) or be simply discarded (opaque objects). </text:span></text:p>
                <text:list>
                  <text:list-item>
                    <text:p><text:span text:style-name="T1">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17" draw:layer="layout" svg:width="25.199cm" svg:height="2.629cm" svg:x="1.4cm" svg:y="0.628cm" presentation:class="title">
          <draw:text-box>
            <text:p text:style-name="P4"><text:span text:style-name="T1">Testing intersections: multiple hits algorithm</text:span></text:p>
          </draw:text-box>
        </draw:frame>
        <draw:frame presentation:style-name="pr4" draw:text-style-name="P17"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4"><text:span text:style-name="T1">Object intersection: shading</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Once </text:span><text:span text:style-name="T4">intersection of camera ray with object</text:span><text:span text:style-name="T1"> is found, we need to calculate color and intensity (appearance ) of that point. <text:s/>Method for calculating this is called </text:span><text:span text:style-name="T4">shading</text:span><text:span text:style-name="T1">.</text:span></text:p>
              </text:list-item>
              <text:list-item>
                <text:p><text:span text:style-name="T4">Shading takes in account material and shape of the objects and couples it with incoming light to compute color and intensity of intersected point.</text:span></text:p>
              </text:list-item>
              <text:list-item>
                <text:p><text:span text:style-name="T8">Important shape information in intersected point used in shading are: position</text:span><text:span text:style-name="T6">, normal, texture coordinates, surface derivatives. </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Shading</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Color of an object at any point is the result of the way object returns or reflects light falling on that point to camera.</text:span></text:p>
              </text:list-item>
              <text:list-item>
                <text:p><text:span text:style-name="T8">Color and intensity of object varies across surface. In intersection point </text:span><text:span text:style-name="T1">- </text:span><text:span text:style-name="T4">shading point</text:span><text:span text:style-name="T1">**, color and intensity* depends on:</text:span></text:p>
                <text:list>
                  <text:list-item>
                    <text:p><text:span text:style-name="T1">Amount of incoming light – how much surface is oriented to emitter (direct light) or other surface which reflects emitter or another surface (indirect light) and how much light actually falls onto the shading point.</text:span></text:p>
                  </text:list-item>
                  <text:list-item>
                    <text:p><text:span text:style-name="T1">Incoming light direction – from where is light falling on shading point</text:span></text:p>
                  </text:list-item>
                  <text:list-item>
                    <text:p><text:span text:style-name="T5">Surface material – as discussed </text:span><text:span text:style-name="T1">in object modeling lesson, material can be decomposed in scattering (reflection) characteristic described by BSDF (BRDF) and variation of its properties (color, roughness, etc.) across surface – Texture. </text:span></text:p>
                  </text:list-item>
                  <text:list-item>
                    <text:p><text:span text:style-name="T1">Position of camera – as discussed in object modeling lesson, some materials (that is scattering functions) depend on viewer position and are not reflecting light equally in all directions.</text:span></text:p>
                  </text:list-item>
                </text:list>
              </text:list-item>
            </text:list>
          </draw:text-box>
        </draw:frame>
        <draw:frame draw:style-name="gr4" draw:text-style-name="P13" draw:layer="layout" svg:width="25.908cm" svg:height="1.559cm" svg:x="0.762cm" svg:y="13.462cm">
          <draw:text-box>
            <text:p><text:span text:style-name="T9">* Several times it has been mentioned “color and intensity”. In real world this is the same part of phenomena we see. In computer graphics this is decomposed for easier simulation and handling. </text:span><text:span text:style-name="T10">&lt;TODO&gt;</text:span></text:p>
            <text:p><text:span text:style-name="T11">**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Shading and light transport</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As we have seen, shading depends on object characteristics (material and shape) but also very much on incoming light.</text:span></text:p>
              </text:list-item>
              <text:list-item>
                <text:p><text:span text:style-name="T1">The process of “gathering” incoming light on shading point is called light transport.</text:span></text:p>
              </text:list-item>
            </text:list>
            <text:p><text:span text:style-name="T2">&lt;IMAGE: gathering light in shading point&gt;</text:span></text:p>
            <text:list text:continue-numbering="true" text:style-name="L2">
              <text:list-item>
                <text:p><text:span text:style-name="T1">In raytracing, light is gathered by tracing rays from intersection point to the 3D scene.</text:span></text:p>
                <text:list>
                  <text:list-item>
                    <text:p><text:span text:style-name="T1">Reminder: the ray generated by camera to find what is visible is called camera ray. </text:span></text:p>
                  </text:list-item>
                  <text:list-item>
                    <text:p><text:span text:style-name="T1">All rays that are casted after camera ray – from intersection of camera ray and object to the scene are called </text:span><text:span text:style-name="T4">secondary rays</text:span></text:p>
                  </text:list-item>
                  <text:list-item>
                    <text:p><text:span text:style-name="T1">Secondary rays have specific names depending on their task:</text:span></text:p>
                    <text:list>
                      <text:list-item>
                        <text:p><text:span text:style-name="T1">Ray casted toward light is called </text:span><text:span text:style-name="T4">shadow ray</text:span></text:p>
                      </text:list-item>
                      <text:list-item>
                        <text:p><text:span text:style-name="T6">Ray casted from mirror is called </text:span><text:span text:style-name="T4">reflection ray</text:span></text:p>
                      </text:list-item>
                    </text:list>
                  </text:list-item>
                </text:list>
              </text:list-item>
              <text:list-item>
                <text:p><text:span text:style-name="T4">Secondary rays used in light transport are solving visibility problem! </text:span><text:span text:style-name="T6">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Light transport</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Much of the shading process in shading point relies on simulating light bouncing off of the objects or light traveling through objects in 3D scene → </text:span><text:span text:style-name="T4">light transport</text:span></text:p>
                <text:list>
                  <text:list-item>
                    <text:p><text:span text:style-name="T6">Essentially, seeing an object means that light is reflected by this object in the direction of camera/eye. </text:span></text:p>
                  </text:list-item>
                  <text:list-item>
                    <text:p><text:span text:style-name="T6">Some (a lot actually!) objects in a 3D scene may reflect light in direction where camera is not placed, but due to indirect reflection, the light is reflected by another object in the scene*.</text:span></text:p>
                  </text:list-item>
                  <text:list-item>
                    <text:p><text:span text:style-name="T1">Opaque surfaces (e.g., shiny) cause light reflection</text:span></text:p>
                  </text:list-item>
                  <text:list-item>
                    <text:p><text:span text:style-name="T1">Transparent surfaces cause light refraction while entering, traveling and exiting such objects</text:span></text:p>
                  </text:list-item>
                </text:list>
              </text:list-item>
              <text:list-item>
                <text:p><text:span text:style-name="T1">Light transport must simulate light scenarios in acceptable amount of time and yet providing best visual accuracy possible. </text:span></text:p>
                <text:list>
                  <text:list-item>
                    <text:p><text:span text:style-name="T1">Light transport algorithm is strategy to solve light transport. Many strategies for light transport have been developed over time (and still are!)</text:span></text:p>
                  </text:list-item>
                </text:list>
              </text:list-item>
              <text:list-item>
                <text:p><text:span text:style-name="T1">Simulation of light bouncing in the scene requires:</text:span></text:p>
                <text:list>
                  <text:list-item>
                    <text:p><text:span text:style-name="T1">Models which determine how ray is reflected once it falls on object – for this purposes we use material and its component: BRDF/BSDF</text:span></text:p>
                  </text:list-item>
                  <text:list-item>
                    <text:p><text:span text:style-name="T1">Efficient intersection tests for any object in 3D scene computing visibility. Besides computing intersections with first visible objects (objects visible from camera), we also need to compute visibility for arbitrary points in the scene after**. Note that next to ray-tracing we might employ other methods for visibility calculation and thus light transport.</text:span></text:p>
                  </text:list-item>
                </text:list>
              </text:list-item>
            </text:list>
          </draw:text-box>
        </draw:frame>
        <draw:frame draw:style-name="gr5" draw:text-style-name="P13" draw:layer="layout" svg:width="26.924cm" svg:height="3.764cm" svg:x="0.508cm" svg:y="12.819cm">
          <draw:text-box>
            <text:p><text:span text:style-name="T9">* Note here once more the importance of material information. We said that material information is used during shading process which is true. But material information is also used during light transport to determine how will light bounce. Note that specifically scattering function in material description will give this information. By now we have mostly looked at scattering function as a function that gives us information how much light from camera ray intersection (shading point) will reflect into eye from incoming light direction. But in light transport, the same function is used to determine where the light will scatter given the input direction – thus the name “bidirectional” in BRDF/BSDF.</text:span></text:p>
            <text:p><text:span text:style-name="T9">** This is one of the largest differences between ray-tracing-based and rasterization-based rendering. Rasterization fast to calculate what is visible from camera, but is is not suitable at all to give information which surfaces are visible to surfaces visible from camera and not to mention arbitrary suface visibility which is important for quality light transport. </text:span><text:span text:style-name="T10">There are some approaches in radiosity light transport utilizing hemisphere and hemicube,but they are extremly slow – INVESTIGATE!.</text:span></text:p>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Note: light transport and visibility</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Important ingredient for photo-realistic images is high-quality light transport algorithm.</text:span></text:p>
              </text:list-item>
              <text:list-item>
                <text:p><text:span text:style-name="T1">Light transport, as discussed relies on visibility calculation.</text:span></text:p>
              </text:list-item>
              <text:list-item>
                <text:p><text:span text:style-name="T1">By now, we have introduced ray-tracing as one possible solution for visibility calculation. Another one is rasterization.</text:span></text:p>
              </text:list-item>
              <text:list-item>
                <text:p><text:span text:style-name="T1">When considering rendering algorithm/software, it is important to understand which kind of light transport it employs and which visibility calculation method it uses. </text:span></text:p>
                <text:list>
                  <text:list-item>
                    <text:p><text:span text:style-name="T1">Visibility method dictates light transport and thus realism of rendered images.</text:span></text:p>
                  </text:list-item>
                  <text:list-item>
                    <text:p><text:span text:style-name="T1">Amount of global illumination effects that can be simulation depends on light transport algorithm. </text:span></text:p>
                  </text:list-item>
                </text:list>
              </text:list-item>
              <text:list-item>
                <text:p><text:span text:style-name="T1">For example, light transport algorithms employing ray-tracing as visibility method are path-tracing and bidirectional path-tracing.</text:span></text:p>
              </text:list-item>
              <text:list-item>
                <text:p><text:span text:style-name="T1">Practical tip: In DCC Tools, users are often provided with faster and lower quality rendering methods and slower and higher quality rendering methods. First one is used for preview and modeling. Second one are used for final renders. </text:span></text:p>
              </text:list-item>
            </text:list>
            <text:p><text:span text:style-name="T2">&lt;IMAGE: Workbench vs EEVEE vs Cycles in Blender&gt;</text:span></text:p>
          </draw:text-box>
        </draw:frame>
        <presentation:notes draw:style-name="dp2">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Light transport based on ray-tracing</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Reminder: difference between visibility method and light transport algorithm: light transport algorithm </text:span><text:span text:style-name="T1">employs visibility for calculation.</text:span></text:p>
              </text:list-item>
              <text:list-item>
                <text:p><text:span text:style-name="T1">Classical example of light-transport algorithm utilizing ray-tracing for computing visibility is </text:span><text:span text:style-name="T4">Whitted-style-</text:span><text:span text:style-name="T4">ray-tracing. </text:span><text:span text:style-name="T6">This method employs </text:span><text:span text:style-name="T4">backward tracing</text:span><text:span text:style-name="T6">.</text:span></text:p>
              </text:list-item>
              <text:list-item>
                <text:p><text:span text:style-name="T6">Whitted light transport algorithm simulates*:</text:span></text:p>
                <text:list>
                  <text:list-item>
                    <text:p><text:span text:style-name="T12">Diffuse and specular (glossy?) surfaces</text:span></text:p>
                  </text:list-item>
                  <text:list-item>
                    <text:p><text:span text:style-name="T6">Reflections between objects. </text:span><text:span text:style-name="T13">&lt;Example: mirror-like and diffuse (diffuse one will be reflected in mirror-like surface) and </text:span><text:span text:style-name="T13">two mirror-like objects (both objects will be reflected into each other)&gt;</text:span></text:p>
                  </text:list-item>
                  <text:list-item>
                    <text:p><text:span text:style-name="T6">Refraction when light enters and exits transparent objects. &lt;Example: transparent surface and bending rays due to </text:span><text:span text:style-name="T6">refraction while light passing through them&gt;</text:span></text:p>
                  </text:list-item>
                </text:list>
              </text:list-item>
            </text:list>
            <text:p><text:span text:style-name="T13">&lt;IMAGE: reflections and refractions vs mirror like surfaces without reflections&gt;</text:span></text:p>
            <text:list text:continue-numbering="true" text:style-name="L2">
              <text:list-item>
                <text:p><text:span text:style-name="T6">When we discussed materials, we introduced concepts of reflection and refraction as well as their physical </text:span><text:span text:style-name="T6">foundations. These are used in Whitted light transport for calculating light bouncing in 3D scene which </text:span><text:span text:style-name="T6">contains mirror-like and transparent surfaces:</text:span></text:p>
                <text:list>
                  <text:list-item>
                    <text:p><text:span text:style-name="T5">Reflection direction depends on surface orientation (normal - </text:span><text:span text:style-name="T6">property of object shape) and incoming light direction.</text:span></text:p>
                  </text:list-item>
                  <text:list-item>
                    <text:p><text:span text:style-name="T6">Refraction direction depends on surface normal (property of object shape), incoming light direction and index of </text:span><text:span text:style-name="T6">refraction (property of material). </text:span></text:p>
                    <text:list>
                      <text:list-item>
                        <text:p><text:span text:style-name="T6">Tip: Higher refractive index of transparent object → stronger specular reflections. </text:span></text:p>
                      </text:list-item>
                      <text:list-item>
                        <text:p><text:span text:style-name="T6">Tip: Higher angle between normal and angle of incidence → more light is reflected (Fresnel effect)</text:span></text:p>
                      </text:list-item>
                    </text:list>
                  </text:list-item>
                </text:list>
              </text:list-item>
            </text:list>
          </draw:text-box>
        </draw:frame>
        <draw:frame draw:style-name="gr4" draw:text-style-name="P13" draw:layer="layout" svg:width="27.178cm" svg:height="1.559cm" svg:x="0.508cm" svg:y="14.224cm">
          <draw:text-box>
            <text:p><text:span text:style-name="T9">* Before Whitted introducted Whitted-ray-tracing light transport, there were already reflection models capable of simulating diffuse and specular surfaces – Phong scattering model. But note that specular surfaces (as they are mirror like) should reflect other objects in the scene – not only appear mirror-like. Also, nect to specular reflection we can also observe specular refraction that happens for example on glass. For exactly this effects, we need light-transport algorithm coupled with scattering model to produce them.</text:span></text:p>
          </draw:text-box>
        </draw:frame>
        <presentation:notes draw:style-name="dp2">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Whitted rendering method overview</text:span></text:p>
          </draw:text-box>
        </draw:frame>
        <draw:frame presentation:style-name="pr4" draw:text-style-name="P12" draw:layer="layout" svg:width="25.199cm" svg:height="9.134cm" svg:x="1.4cm" svg:y="3.685cm" presentation:class="outline" presentation:user-transformed="true">
          <draw:text-box>
            <text:p><text:span text:style-name="T1">Refraction or reflection rays falling on surface may have following cases*:</text:span></text:p>
            <text:list text:style-name="L2">
              <text:list-item>
                <text:p><text:span text:style-name="T1">If surface is opaque and diffuse, then use diffuse scattering model (e.g., Phong) and other material properties (e.g., color) to calculate reflected color and intensity. As discussed, we need to know information about incoming light (and if it obstructed from those - shadow) and thus simple raycasting from intersection point to light is performed. </text:span></text:p>
              </text:list-item>
              <text:list-item>
                <text:p><text:span text:style-name="T1">If surface is opaque and mirror-like, use specular reflection model to determine new ray from intersection</text:span></text:p>
              </text:list-item>
              <text:list-item>
                <text:p><text:span text:style-name="T1">If surface is transparent, use specular reflection and refraction model to determine reflected and refracted ray from intersection point.</text:span></text:p>
              </text:list-item>
            </text:list>
            <text:p><text:span text:style-name="T2">&lt;IMAGE: different reflection/refraction possibilities: mirror-mirror-diffuse and how second first mirror take the color of diffuse object.&gt;</text:span></text:p>
            <text:p text:style-name="P14"><text:span text:style-name="T14">&lt;IMAGE: different reflection/refraction possibilities: transparent-transparent-diffuse and how second first </text:span><text:span text:style-name="T2">transparent take the color of diffuse object. Higher refractive index: stronger distortion (e.g., glass vs diamond)&gt;</text:span></text:p>
          </draw:text-box>
        </draw:frame>
        <draw:frame draw:style-name="gr2" draw:text-style-name="P13" draw:layer="layout" svg:width="26.67cm" svg:height="0.687cm" svg:x="0.508cm" svg:y="13.716cm">
          <draw:text-box>
            <text:p><text:span text:style-name="T9">* All of those effects are relying on ray-object intersections and visibility calculation performed by ray-tracing!</text:span></text:p>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8" draw:text-style-name="P5" draw:layer="layout" svg:width="25.199cm" svg:height="3.863cm" svg:x="1.4cm" svg:y="0.011cm" presentation:class="title" presentation:user-transformed="true">
          <draw:text-box>
            <text:p text:style-name="P4"><text:span text:style-name="T1">Whitted light-transport properties: recursive nature</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Shading process, which starts when camera ray intersection with object in the 3D scene is found, requires gathering light at shading point using light transport. Direct illumination only is about computing visibility between intersection point and light source. Indirect (global) illumination is much more complex:</text:span></text:p>
                <text:list>
                  <text:list-item>
                    <text:p><text:span text:style-name="T1">Each visible intersection of a ray with a surface produces more rays in reflection/refraction direction.</text:span></text:p>
                  </text:list-item>
                  <text:list-item>
                    <text:p><text:span text:style-name="T1">If scene contains lot of reflective (mirror-like) objects, then the shading point is reflective and another ray is generated and traced into scene. This ray can intersect another object, if this object is reflective, then another ray is generated and traced into scene→ as we can see, this process can continue to infinity and <text:s/>it is of </text:span><text:span text:style-name="T4">recursive nature</text:span><text:span text:style-name="T1">.</text:span></text:p>
                  </text:list-item>
                  <text:list-item>
                    <text:p><text:span text:style-name="T5">More complex case is if 3D scene </text:span><text:span text:style-name="T1">also contains transparent objects. In this case, each intersection causes two new rays that are traced in the scene. Note that in this case we have two paths that have to be processed.</text:span></text:p>
                  </text:list-item>
                  <text:list-item>
                    <text:p><text:span text:style-name="T1">To stop generation of new rays for path, it is required to set maximum number of bounces (recursions).</text:span></text:p>
                  </text:list-item>
                  <text:list-item>
                    <text:p><text:span text:style-name="T1">Based on the discussion above, we can conclude that render time increases exponentially with the level of depth</text:span></text:p>
                    <text:p><text:span text:style-name="T2">&lt;IMAGE: tracing rays and recursion&gt;</text:span></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9" draw:text-style-name="P5" draw:layer="layout" svg:width="25.199cm" svg:height="3.863cm" svg:x="1.4cm" svg:y="0.011cm" presentation:class="title" presentation:user-transformed="true">
          <draw:text-box>
            <text:p text:style-name="P4"><text:span text:style-name="T1">Whitted light-transport properties: tree of rays</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All secondary rays <text:s/>(reflection or refraction) spawned by primary or other secondary rays can be represented tree-like structure</text:span></text:p>
              </text:list-item>
              <text:list-item>
                <text:p><text:span text:style-name="T1">Each intersection marks new depth/level of the tree and thus one level of recursion</text:span></text:p>
              </text:list-item>
            </text:list>
            <text:p><text:span text:style-name="T2">&lt;IMAGE: tree of rays&gt;</text:span></text:p>
          </draw:text-box>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Shading and light transport: algorithm</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Notes on ray-tracing based rendering</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Pros:</text:span></text:p>
                <text:list>
                  <text:list-item>
                    <text:p><text:span text:style-name="T1">Ray-tracing based rendering is clear and straightforward method to implement*</text:span></text:p>
                  </text:list-item>
                  <text:list-item>
                    <text:p><text:span text:style-name="T1">It represent unified framework for computing what is visible from camera (primary ray intersections), with inherent perspective/orthographics projection and computing light transport – visibility between surfaces in 3D scene (secondary ray intersections) required for the shading process.</text:span></text:p>
                  </text:list-item>
                </text:list>
              </text:list-item>
              <text:list-item>
                <text:p><text:span text:style-name="T1">Cons:</text:span></text:p>
                <text:list>
                  <text:list-item>
                    <text:p><text:span text:style-name="T1">It requires efficient methods for testing ray-shape intersections: sometimes hard to develop (good understanding of mathematics, particularly geometry and linear algebra for geometrical or analytical solutions) </text:span></text:p>
                  </text:list-item>
                  <text:list-item>
                    <text:p><text:span text:style-name="T1">Ray-shape intersections test are core element during rendering and they are often very expensive</text:span></text:p>
                  </text:list-item>
                  <text:list-item>
                    <text:p><text:span text:style-name="T5">For advanced light transport needed in shading stage, ray-tracing-based renderer must store all scene objects </text:span><text:span text:style-name="T1">must be readly available for intersection testing and material evaluation**. An example where is this needed is to compute indirect light or shadows casted by different objects.</text:span></text:p>
                  </text:list-item>
                  <text:list-item>
                    <text:p><text:span text:style-name="T1">Additional acceleration datastructures are often desired to accelerate ray-scene intersections. These datastructures require efficient development, cause additional precomputations (with tremendous acceleration times, though) and require a lot of memory – even more for animated scenes.</text:span></text:p>
                  </text:list-item>
                </text:list>
              </text:list-item>
            </text:list>
          </draw:text-box>
        </draw:frame>
        <draw:frame draw:style-name="gr6" draw:text-style-name="P13" draw:layer="layout" svg:width="25.908cm" svg:height="2.249cm" svg:x="1.27cm" svg:y="13.716cm">
          <draw:text-box>
            <text:p text:style-name="P19"><text:span text:style-name="T9">* Implementing production ray-tracing based rendering requires a lot of additional features than ones that we have discussed: support for render-time displacement mapping (shape vertices offsetting given height map), motion blur, programmable shading stage (a program which is evaluated for primary ray intersections). </text:span></text:p>
            <text:p text:style-name="P19"><text:span text:style-name="T9">** As we will discuss, this is not needed for rasterizer since only visible geometry is taken in account – which on the other hand disables advanced light transport (again, visibility calculation between objects in the scene) and thus shading.</text:span></text:p>
          </draw:text-box>
        </draw:frame>
        <presentation:notes draw:style-name="dp1">
          <draw:page-thumbnail draw:style-name="gr1" draw:layer="layout" svg:width="19.798cm" svg:height="11.136cm" svg:x="0.6cm" svg:y="2.257cm" draw:page-number="27" presentation:class="page"/>
          <draw:frame presentation:style-name="pr2" draw:text-style-name="P20"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8" draw:text-style-name="P5" draw:layer="layout" svg:width="25.199cm" svg:height="3.863cm" svg:x="1.4cm" svg:y="0.011cm" presentation:class="title" presentation:user-transformed="true">
          <draw:text-box>
            <text:p text:style-name="P4"><text:span text:style-name="T1">Note: real-time ray-tracing</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Due to nature of ray-tracing-based visibility and shading calculations, they are mostly written for CPUs</text:span></text:p>
              </text:list-item>
              <text:list-item>
                <text:p><text:span text:style-name="T1">Porting ray-tracers to GPU was done in 90s</text:span></text:p>
              </text:list-item>
              <text:list-item>
                <text:p><text:span text:style-name="T1">Ray-tracing ideas are often used on GPU and rasterizer renderers, but not to a full extent we discussed</text:span></text:p>
                <text:list>
                  <text:list-item>
                    <text:p><text:span text:style-name="T1">Hybrid approaches exists: rasterization might be used to determined objects/surfaces visible from camera. Raytracing may be employed for reflection and refraction calculations.</text:span></text:p>
                  </text:list-item>
                </text:list>
              </text:list-item>
              <text:list-item>
                <text:p><text:span text:style-name="T1">Newer graphics hardware (currently led by Nvidia with RTX family of graphics cars) and new graphics APIs (DirectX 12, Vulkan) are supporting hardware-accelerated ray-tracing – a new hardware and then software element called raytracing kernel can be now used in combination with rasterizer-based renderer to compute complex scene effects such are reflections, soft shadows, indirect illumination, etc.</text:span></text:p>
              </text:list-item>
            </text:list>
          </draw:text-box>
        </draw:frame>
        <presentation:notes draw:style-name="dp1">
          <draw:page-thumbnail draw:style-name="gr1" draw:layer="layout" svg:width="19.798cm" svg:height="11.136cm" svg:x="0.6cm" svg:y="2.257cm" draw:page-number="28" presentation:class="page"/>
          <draw:frame presentation:style-name="pr2" draw:text-style-name="P20"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draw:frame presentation:style-name="pr5" draw:text-style-name="P9" draw:layer="layout" svg:width="25.199cm" svg:height="12.19cm" svg:x="1.4cm" svg:y="0.628cm" presentation:class="subtitle" presentation:user-transformed="true">
          <draw:text-box>
            <text:p text:style-name="P8">Practical raytracing-based rendering</text:p>
            <text:p text:style-name="P8"><text:span text:style-name="T15">Code</text:span></text:p>
          </draw:text-box>
        </draw:frame>
        <presentation:notes draw:style-name="dp2">
          <draw:page-thumbnail draw:style-name="gr1" draw:layer="layout" svg:width="19.798cm" svg:height="11.136cm" svg:x="0.6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8">Code</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1"><text:span text:style-name="T16">TODO</text:span></text:p>
              </text:list-item>
              <text:list-item>
                <text:p text:style-name="P11"><text:a xlink:href="https://raytracing.github.io/books/RayTracingInOneWeekend.html#overview" xlink:type="simple">https://raytracing.github.io/books/RayTracingInOneWeekend.html#overview</text:a></text:p>
              </text:list-item>
              <text:list-item>
                <text:p text:style-name="P11"><text:a xlink:href="https://www.scratchapixel.com/lessons/3d-basic-rendering/ray-tracing-overview/light-transport-ray-tracing-whitted" xlink:type="simple">https://www.scratchapixel.com/lessons/3d-basic-rendering/ray-tracing-overview/light-transport-ray-tracing-whitted</text:a></text:p>
              </text:list-item>
              <text:list-item>
                <text:p text:style-name="P11"/>
              </text:list-item>
            </text:list>
          </draw:text-box>
        </draw:frame>
        <presentation:notes draw:style-name="dp2">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draw:frame presentation:style-name="pr5" draw:text-style-name="P9" draw:layer="layout" svg:width="25.199cm" svg:height="12.19cm" svg:x="1.4cm" svg:y="0.628cm" presentation:class="subtitle" presentation:user-transformed="true">
          <draw:text-box>
            <text:p text:style-name="P8">Practical-raytracing based rendering</text:p>
            <text:p text:style-name="P8"><text:span text:style-name="T15">Production</text:span></text:p>
          </draw:text-box>
        </draw:frame>
        <presentation:notes draw:style-name="dp2">
          <draw:page-thumbnail draw:style-name="gr1" draw:layer="layout" svg:width="19.798cm" svg:height="11.136cm" svg:x="0.6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Back to motivation scene</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1">Show cycles rendering in Blender</text:span></text:p>
              </text:list-item>
              <text:list-item>
                <text:p><text:span text:style-name="T1">TODO</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2-14T11:27:29.131404538</dc:date>
    <meta:editing-duration>PT10H42M50S</meta:editing-duration>
    <meta:editing-cycles>221</meta:editing-cycles>
    <meta:document-statistic meta:object-count="152"/>
  </office:meta>
</office:document-meta>
</file>